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enry Berkowitz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16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E CHAUTAUQUA SYSTEM OF EDUCATION.<text:span text:style-name="T2">/</text:span></text:p>
      <text:p text:style-name="P6"><text:span text:style-name="T2">THE CHAUTAUQUA LITERARY AND SCIENTIFIC CIRCLE./</text:span></text:p>
      <text:p text:style-name="P6"><text:span text:style-name="T2">DEPARTMENT OF JEWISH STUDIES./</text:span></text:p>
      <text:p text:style-name="P6"><text:span text:style-name="T2">COMMITTEE ON ORGANIZATION/</text:span></text:p>
      <text:p text:style-name="P7"><text:span text:style-name="T2">HENRY BERKOWITZ, Chairman. <text:s/>CHAS. S. BERNHEIMER. <text:s/>SIMON MILLER./</text:span></text:p>
      <text:p text:style-name="P7"><text:span text:style-name="T2">JOSEPH KRAUSKOPF. <text:s/>MAYER SULZBERGER. <text:s/>MAX HERZBERG./</text:span></text:p>
      <text:p text:style-name="P7"><text:span text:style-name="T2">LEWIS W. STEINBACH. <text:s/>MRS. CH. HEIDELBERGER. <text:s/>CLINTON O. MAYER, Rec. Secretary./</text:span></text:p>
      <text:p text:style-name="P7"><text:span text:style-name="T2"><text:tab/>ISAAC HASSLER, Cor. Secretary.<text:tab/><text:tab/>P. O. Box, 825,/</text:span></text:p>
      <text:p text:style-name="P8"><text:span text:style-name="T2">PHILADELPHIA, PA., July 16-97/</text:span></text:p>
      <text:p text:style-name="P7"><text:span text:style-name="T2">Rev. Dr. S. Morais,/</text:span></text:p>
      <text:p text:style-name="P7"><text:span text:style-name="T2"><text:tab/>Philadelphia./</text:span></text:p>
      <text:p text:style-name="P7"><text:span text:style-name="T2">Dear Friend-;/</text:span></text:p>
      <text:p text:style-name="P7"><text:span text:style-name="T2"><text:tab/>Am in receipt of your note asking me whether I will consent to read/ in your stead the paper which you may prepare for the opening meeting of/ the Summer Assembly. <text:s/>I was just about to write to </text:span><text:soft-page-break/><text:span text:style-name="T2">you to say that we/ shall certainly look for your attendance and expect to defray whatever/ expense may be connected with your visit. <text:s/>I trust that you will feel/ well enough and find it possible to attend. <text:s/>If however, this should be/ asking too much of you I shall certainly be glad to read or have read/ whatever paper you may send me./</text:span></text:p>
      <text:p text:style-name="P7"><text:span text:style-name="T2"><text:tab/>With cordial regards,/</text:span></text:p>
      <text:p text:style-name="P7"><text:span text:style-name="T2"><text:tab/><text:tab/>Yours truly,/</text:span></text:p>
      <text:p text:style-name="P7"><text:span text:style-name="T2"><text:tab/><text:tab/><text:tab/>Henry Berkowitz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25:05.94</meta:creation-date>
    <dc:date>2012-01-11T12:31:47.32</dc:date>
    <dc:creator>Penn Libraries</dc:creator>
    <meta:editing-duration>PT00H06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335" meta:character-count="2323"/>
  </office:meta>
</office:document-meta>
</file>